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cm"/>
    </style:style>
    <style:style style:name="co3" style:family="table-column">
      <style:table-column-properties fo:break-before="auto" style:column-width="4.045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2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Distance ratio</text:p>
          </table:table-cell>
          <table:table-cell table:style-name="ce1" office:value-type="string" calcext:value-type="string">
            <text:p>Distance substracter</text:p>
          </table:table-cell>
          <table:table-cell table:style-name="ce1" office:value-type="string" calcext:value-type="string">
            <text:p>Golden value</text:p>
          </table:table-cell>
          <table:table-cell table:style-name="ce1" office:value-type="string" calcext:value-type="string">
            <text:p>Distance divider</text:p>
          </table:table-cell>
          <table:table-cell table:style-name="ce1" office:value-type="string" calcext:value-type="string">
            <text:p>Distance close</text:p>
          </table:table-cell>
          <table:table-cell table:style-name="ce1" office:value-type="string" calcext:value-type="string">
            <text:p>Distance far</text:p>
          </table:table-cell>
          <table:table-cell table:style-name="ce1"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$A$2]*[.E2]/100" office:value-type="float" office:value="126.666666666667" calcext:value-type="float">
            <text:p>126.666666666667</text:p>
          </table:table-cell>
          <table:table-cell/>
          <table:table-cell table:formula="of:=100-[.F2]" office:value-type="float" office:value="126.666666666667" calcext:value-type="float">
            <text:p>126.666666666667</text:p>
          </table:table-cell>
          <table:table-cell table:formula="of:=([.B2]-[.$I$2])*[.$G$2]/[.$H$2]" office:value-type="float" office:value="-26.6666666666667" calcext:value-type="float">
            <text:p>-26.6666666666667</text:p>
          </table:table-cell>
          <table:table-cell office:value-type="float" office:value="100" calcext:value-type="float">
            <text:p>100</text:p>
          </table:table-cell>
          <table:table-cell table:formula="of:=[.J2]-[.I2]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*[.E3]/100" office:value-type="float" office:value="120" calcext:value-type="float">
            <text:p>120</text:p>
          </table:table-cell>
          <table:table-cell/>
          <table:table-cell table:formula="of:=100-[.F3]" office:value-type="float" office:value="120" calcext:value-type="float">
            <text:p>120</text:p>
          </table:table-cell>
          <table:table-cell table:formula="of:=([.B3]-[.$I$2])*[.$G$2]/[.$H$2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*[.E4]/100" office:value-type="float" office:value="113.333333333333" calcext:value-type="float">
            <text:p>113.333333333333</text:p>
          </table:table-cell>
          <table:table-cell/>
          <table:table-cell table:formula="of:=100-[.F4]" office:value-type="float" office:value="113.333333333333" calcext:value-type="float">
            <text:p>113.333333333333</text:p>
          </table:table-cell>
          <table:table-cell table:formula="of:=([.B4]-[.$I$2])*[.$G$2]/[.$H$2]" office:value-type="float" office:value="-13.3333333333333" calcext:value-type="float">
            <text:p>-1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*[.E5]/100" office:value-type="float" office:value="106.666666666667" calcext:value-type="float">
            <text:p>106.666666666667</text:p>
          </table:table-cell>
          <table:table-cell/>
          <table:table-cell table:formula="of:=100-[.F5]" office:value-type="float" office:value="106.666666666667" calcext:value-type="float">
            <text:p>106.666666666667</text:p>
          </table:table-cell>
          <table:table-cell table:formula="of:=([.B5]-[.$I$2])*[.$G$2]/[.$H$2]" office:value-type="float" office:value="-6.66666666666667" calcext:value-type="float">
            <text:p>-6.6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*[.E6]/100" office:value-type="float" office:value="100" calcext:value-type="float">
            <text:p>100</text:p>
          </table:table-cell>
          <table:table-cell/>
          <table:table-cell table:formula="of:=100-[.F6]" office:value-type="float" office:value="100" calcext:value-type="float">
            <text:p>100</text:p>
          </table:table-cell>
          <table:table-cell table:formula="of:=([.B6]-[.$I$2])*[.$G$2]/[.$H$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*[.E7]/100" office:value-type="float" office:value="93.3333333333333" calcext:value-type="float">
            <text:p>93.3333333333333</text:p>
          </table:table-cell>
          <table:table-cell/>
          <table:table-cell table:formula="of:=100-[.F7]" office:value-type="float" office:value="93.3333333333333" calcext:value-type="float">
            <text:p>93.3333333333333</text:p>
          </table:table-cell>
          <table:table-cell table:formula="of:=([.B7]-[.$I$2])*[.$G$2]/[.$H$2]" office:value-type="float" office:value="6.66666666666667" calcext:value-type="float">
            <text:p>6.6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*[.E8]/100" office:value-type="float" office:value="86.6666666666667" calcext:value-type="float">
            <text:p>86.6666666666667</text:p>
          </table:table-cell>
          <table:table-cell/>
          <table:table-cell table:formula="of:=100-[.F8]" office:value-type="float" office:value="86.6666666666667" calcext:value-type="float">
            <text:p>86.6666666666667</text:p>
          </table:table-cell>
          <table:table-cell table:formula="of:=([.B8]-[.$I$2])*[.$G$2]/[.$H$2]" office:value-type="float" office:value="13.3333333333333" calcext:value-type="float">
            <text:p>1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*[.E9]/100" office:value-type="float" office:value="80" calcext:value-type="float">
            <text:p>80</text:p>
          </table:table-cell>
          <table:table-cell/>
          <table:table-cell table:formula="of:=100-[.F9]" office:value-type="float" office:value="80" calcext:value-type="float">
            <text:p>80</text:p>
          </table:table-cell>
          <table:table-cell table:formula="of:=([.B9]-[.$I$2])*[.$G$2]/[.$H$2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*[.E10]/100" office:value-type="float" office:value="73.3333333333333" calcext:value-type="float">
            <text:p>73.3333333333333</text:p>
          </table:table-cell>
          <table:table-cell/>
          <table:table-cell table:formula="of:=100-[.F10]" office:value-type="float" office:value="73.3333333333333" calcext:value-type="float">
            <text:p>73.3333333333333</text:p>
          </table:table-cell>
          <table:table-cell table:formula="of:=([.B10]-[.$I$2])*[.$G$2]/[.$H$2]" office:value-type="float" office:value="26.6666666666667" calcext:value-type="float">
            <text:p>2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*[.E11]/100" office:value-type="float" office:value="66.6666666666667" calcext:value-type="float">
            <text:p>66.6666666666667</text:p>
          </table:table-cell>
          <table:table-cell/>
          <table:table-cell table:formula="of:=100-[.F11]" office:value-type="float" office:value="66.6666666666667" calcext:value-type="float">
            <text:p>66.6666666666667</text:p>
          </table:table-cell>
          <table:table-cell table:formula="of:=([.B11]-[.$I$2])*[.$G$2]/[.$H$2]" office:value-type="float" office:value="33.3333333333333" calcext:value-type="float">
            <text:p>3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*[.E12]/100" office:value-type="float" office:value="60" calcext:value-type="float">
            <text:p>60</text:p>
          </table:table-cell>
          <table:table-cell/>
          <table:table-cell table:formula="of:=100-[.F12]" office:value-type="float" office:value="60" calcext:value-type="float">
            <text:p>60</text:p>
          </table:table-cell>
          <table:table-cell table:formula="of:=([.B12]-[.$I$2])*[.$G$2]/[.$H$2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*[.E13]/100" office:value-type="float" office:value="53.3333333333333" calcext:value-type="float">
            <text:p>53.3333333333333</text:p>
          </table:table-cell>
          <table:table-cell/>
          <table:table-cell table:formula="of:=100-[.F13]" office:value-type="float" office:value="53.3333333333333" calcext:value-type="float">
            <text:p>53.3333333333333</text:p>
          </table:table-cell>
          <table:table-cell table:formula="of:=([.B13]-[.$I$2])*[.$G$2]/[.$H$2]" office:value-type="float" office:value="46.6666666666667" calcext:value-type="float">
            <text:p>4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*[.E14]/100" office:value-type="float" office:value="46.6666666666667" calcext:value-type="float">
            <text:p>46.6666666666667</text:p>
          </table:table-cell>
          <table:table-cell/>
          <table:table-cell table:formula="of:=100-[.F14]" office:value-type="float" office:value="46.6666666666667" calcext:value-type="float">
            <text:p>46.6666666666667</text:p>
          </table:table-cell>
          <table:table-cell table:formula="of:=([.B14]-[.$I$2])*[.$G$2]/[.$H$2]" office:value-type="float" office:value="53.3333333333333" calcext:value-type="float">
            <text:p>5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*[.E15]/100" office:value-type="float" office:value="40" calcext:value-type="float">
            <text:p>40</text:p>
          </table:table-cell>
          <table:table-cell/>
          <table:table-cell table:formula="of:=100-[.F15]" office:value-type="float" office:value="40" calcext:value-type="float">
            <text:p>40</text:p>
          </table:table-cell>
          <table:table-cell table:formula="of:=([.B15]-[.$I$2])*[.$G$2]/[.$H$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*[.E16]/100" office:value-type="float" office:value="33.3333333333333" calcext:value-type="float">
            <text:p>33.3333333333333</text:p>
          </table:table-cell>
          <table:table-cell/>
          <table:table-cell table:formula="of:=100-[.F16]" office:value-type="float" office:value="33.3333333333333" calcext:value-type="float">
            <text:p>33.3333333333333</text:p>
          </table:table-cell>
          <table:table-cell table:formula="of:=([.B16]-[.$I$2])*[.$G$2]/[.$H$2]" office:value-type="float" office:value="66.6666666666667" calcext:value-type="float">
            <text:p>6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*[.E17]/100" office:value-type="float" office:value="26.6666666666667" calcext:value-type="float">
            <text:p>26.6666666666667</text:p>
          </table:table-cell>
          <table:table-cell/>
          <table:table-cell table:formula="of:=100-[.F17]" office:value-type="float" office:value="26.6666666666667" calcext:value-type="float">
            <text:p>26.6666666666667</text:p>
          </table:table-cell>
          <table:table-cell table:formula="of:=([.B17]-[.$I$2])*[.$G$2]/[.$H$2]" office:value-type="float" office:value="73.3333333333333" calcext:value-type="float">
            <text:p>7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*[.E18]/100" office:value-type="float" office:value="20" calcext:value-type="float">
            <text:p>20</text:p>
          </table:table-cell>
          <table:table-cell/>
          <table:table-cell table:formula="of:=100-[.F18]" office:value-type="float" office:value="20" calcext:value-type="float">
            <text:p>20</text:p>
          </table:table-cell>
          <table:table-cell table:formula="of:=([.B18]-[.$I$2])*[.$G$2]/[.$H$2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*[.E19]/100" office:value-type="float" office:value="13.3333333333333" calcext:value-type="float">
            <text:p>13.3333333333333</text:p>
          </table:table-cell>
          <table:table-cell/>
          <table:table-cell table:formula="of:=100-[.F19]" office:value-type="float" office:value="13.3333333333333" calcext:value-type="float">
            <text:p>13.3333333333333</text:p>
          </table:table-cell>
          <table:table-cell table:formula="of:=([.B19]-[.$I$2])*[.$G$2]/[.$H$2]" office:value-type="float" office:value="86.6666666666667" calcext:value-type="float">
            <text:p>8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*[.E20]/100" office:value-type="float" office:value="6.66666666666667" calcext:value-type="float">
            <text:p>6.66666666666667</text:p>
          </table:table-cell>
          <table:table-cell/>
          <table:table-cell table:formula="of:=100-[.F20]" office:value-type="float" office:value="6.66666666666667" calcext:value-type="float">
            <text:p>6.66666666666667</text:p>
          </table:table-cell>
          <table:table-cell table:formula="of:=([.B20]-[.$I$2])*[.$G$2]/[.$H$2]" office:value-type="float" office:value="93.3333333333333" calcext:value-type="float">
            <text:p>9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*[.E21]/100" office:value-type="float" office:value="0" calcext:value-type="float">
            <text:p>0</text:p>
          </table:table-cell>
          <table:table-cell/>
          <table:table-cell table:formula="of:=100-[.F21]" office:value-type="float" office:value="0" calcext:value-type="float">
            <text:p>0</text:p>
          </table:table-cell>
          <table:table-cell table:formula="of:=([.B21]-[.$I$2])*[.$G$2]/[.$H$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*[.E22]/100" office:value-type="float" office:value="-6.66666666666667" calcext:value-type="float">
            <text:p>-6.66666666666667</text:p>
          </table:table-cell>
          <table:table-cell/>
          <table:table-cell table:formula="of:=100-[.F22]" office:value-type="float" office:value="-6.66666666666667" calcext:value-type="float">
            <text:p>-6.66666666666667</text:p>
          </table:table-cell>
          <table:table-cell table:formula="of:=([.B22]-[.$I$2])*[.$G$2]/[.$H$2]" office:value-type="float" office:value="106.666666666667" calcext:value-type="float">
            <text:p>10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*[.E23]/100" office:value-type="float" office:value="-13.3333333333333" calcext:value-type="float">
            <text:p>-13.3333333333333</text:p>
          </table:table-cell>
          <table:table-cell/>
          <table:table-cell table:formula="of:=100-[.F23]" office:value-type="float" office:value="-13.3333333333333" calcext:value-type="float">
            <text:p>-13.3333333333333</text:p>
          </table:table-cell>
          <table:table-cell table:formula="of:=([.B23]-[.$I$2])*[.$G$2]/[.$H$2]" office:value-type="float" office:value="113.333333333333" calcext:value-type="float">
            <text:p>11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*[.E24]/100" office:value-type="float" office:value="-20" calcext:value-type="float">
            <text:p>-20</text:p>
          </table:table-cell>
          <table:table-cell/>
          <table:table-cell table:formula="of:=100-[.F24]" office:value-type="float" office:value="-20" calcext:value-type="float">
            <text:p>-20</text:p>
          </table:table-cell>
          <table:table-cell table:formula="of:=([.B24]-[.$I$2])*[.$G$2]/[.$H$2]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*[.E25]/100" office:value-type="float" office:value="-26.6666666666667" calcext:value-type="float">
            <text:p>-26.6666666666667</text:p>
          </table:table-cell>
          <table:table-cell/>
          <table:table-cell table:formula="of:=100-[.F25]" office:value-type="float" office:value="-26.6666666666667" calcext:value-type="float">
            <text:p>-26.6666666666667</text:p>
          </table:table-cell>
          <table:table-cell table:formula="of:=([.B25]-[.$I$2])*[.$G$2]/[.$H$2]" office:value-type="float" office:value="126.666666666667" calcext:value-type="float">
            <text:p>12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*[.E26]/100" office:value-type="float" office:value="-33.3333333333333" calcext:value-type="float">
            <text:p>-33.3333333333333</text:p>
          </table:table-cell>
          <table:table-cell/>
          <table:table-cell table:formula="of:=100-[.F26]" office:value-type="float" office:value="-33.3333333333333" calcext:value-type="float">
            <text:p>-33.3333333333333</text:p>
          </table:table-cell>
          <table:table-cell table:formula="of:=([.B26]-[.$I$2])*[.$G$2]/[.$H$2]" office:value-type="float" office:value="133.333333333333" calcext:value-type="float">
            <text:p>13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*[.E27]/100" office:value-type="float" office:value="-40" calcext:value-type="float">
            <text:p>-40</text:p>
          </table:table-cell>
          <table:table-cell/>
          <table:table-cell table:formula="of:=100-[.F27]" office:value-type="float" office:value="-40" calcext:value-type="float">
            <text:p>-40</text:p>
          </table:table-cell>
          <table:table-cell table:formula="of:=([.B27]-[.$I$2])*[.$G$2]/[.$H$2]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*[.E28]/100" office:value-type="float" office:value="-46.6666666666667" calcext:value-type="float">
            <text:p>-46.6666666666667</text:p>
          </table:table-cell>
          <table:table-cell/>
          <table:table-cell table:formula="of:=100-[.F28]" office:value-type="float" office:value="-46.6666666666667" calcext:value-type="float">
            <text:p>-46.6666666666667</text:p>
          </table:table-cell>
          <table:table-cell table:formula="of:=([.B28]-[.$I$2])*[.$G$2]/[.$H$2]" office:value-type="float" office:value="146.666666666667" calcext:value-type="float">
            <text:p>14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*[.E29]/100" office:value-type="float" office:value="-53.3333333333333" calcext:value-type="float">
            <text:p>-53.3333333333333</text:p>
          </table:table-cell>
          <table:table-cell/>
          <table:table-cell table:formula="of:=100-[.F29]" office:value-type="float" office:value="-53.3333333333333" calcext:value-type="float">
            <text:p>-53.3333333333333</text:p>
          </table:table-cell>
          <table:table-cell table:formula="of:=([.B29]-[.$I$2])*[.$G$2]/[.$H$2]" office:value-type="float" office:value="153.333333333333" calcext:value-type="float">
            <text:p>15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*[.E30]/100" office:value-type="float" office:value="-60" calcext:value-type="float">
            <text:p>-60</text:p>
          </table:table-cell>
          <table:table-cell/>
          <table:table-cell table:formula="of:=100-[.F30]" office:value-type="float" office:value="-60" calcext:value-type="float">
            <text:p>-60</text:p>
          </table:table-cell>
          <table:table-cell table:formula="of:=([.B30]-[.$I$2])*[.$G$2]/[.$H$2]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*[.E31]/100" office:value-type="float" office:value="-66.6666666666667" calcext:value-type="float">
            <text:p>-66.6666666666667</text:p>
          </table:table-cell>
          <table:table-cell/>
          <table:table-cell table:formula="of:=100-[.F31]" office:value-type="float" office:value="-66.6666666666667" calcext:value-type="float">
            <text:p>-66.6666666666667</text:p>
          </table:table-cell>
          <table:table-cell table:formula="of:=([.B31]-[.$I$2])*[.$G$2]/[.$H$2]" office:value-type="float" office:value="166.666666666667" calcext:value-type="float">
            <text:p>16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*[.E32]/100" office:value-type="float" office:value="-73.3333333333333" calcext:value-type="float">
            <text:p>-73.3333333333333</text:p>
          </table:table-cell>
          <table:table-cell/>
          <table:table-cell table:formula="of:=100-[.F32]" office:value-type="float" office:value="-73.3333333333333" calcext:value-type="float">
            <text:p>-73.3333333333333</text:p>
          </table:table-cell>
          <table:table-cell table:formula="of:=([.B32]-[.$I$2])*[.$G$2]/[.$H$2]" office:value-type="float" office:value="173.333333333333" calcext:value-type="float">
            <text:p>17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*[.E33]/100" office:value-type="float" office:value="-80" calcext:value-type="float">
            <text:p>-80</text:p>
          </table:table-cell>
          <table:table-cell/>
          <table:table-cell table:formula="of:=100-[.F33]" office:value-type="float" office:value="-80" calcext:value-type="float">
            <text:p>-80</text:p>
          </table:table-cell>
          <table:table-cell table:formula="of:=([.B33]-[.$I$2])*[.$G$2]/[.$H$2]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*[.E34]/100" office:value-type="float" office:value="-86.6666666666667" calcext:value-type="float">
            <text:p>-86.6666666666667</text:p>
          </table:table-cell>
          <table:table-cell/>
          <table:table-cell table:formula="of:=100-[.F34]" office:value-type="float" office:value="-86.6666666666667" calcext:value-type="float">
            <text:p>-86.6666666666667</text:p>
          </table:table-cell>
          <table:table-cell table:formula="of:=([.B34]-[.$I$2])*[.$G$2]/[.$H$2]" office:value-type="float" office:value="186.666666666667" calcext:value-type="float">
            <text:p>18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*[.E35]/100" office:value-type="float" office:value="-93.3333333333333" calcext:value-type="float">
            <text:p>-93.3333333333333</text:p>
          </table:table-cell>
          <table:table-cell/>
          <table:table-cell table:formula="of:=100-[.F35]" office:value-type="float" office:value="-93.3333333333333" calcext:value-type="float">
            <text:p>-93.3333333333333</text:p>
          </table:table-cell>
          <table:table-cell table:formula="of:=([.B35]-[.$I$2])*[.$G$2]/[.$H$2]" office:value-type="float" office:value="193.333333333333" calcext:value-type="float">
            <text:p>19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*[.E36]/100" office:value-type="float" office:value="-100" calcext:value-type="float">
            <text:p>-100</text:p>
          </table:table-cell>
          <table:table-cell/>
          <table:table-cell table:formula="of:=100-[.F36]" office:value-type="float" office:value="-100" calcext:value-type="float">
            <text:p>-100</text:p>
          </table:table-cell>
          <table:table-cell table:formula="of:=([.B36]-[.$I$2])*[.$G$2]/[.$H$2]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*[.E37]/100" office:value-type="float" office:value="-106.666666666667" calcext:value-type="float">
            <text:p>-106.666666666667</text:p>
          </table:table-cell>
          <table:table-cell/>
          <table:table-cell table:formula="of:=100-[.F37]" office:value-type="float" office:value="-106.666666666667" calcext:value-type="float">
            <text:p>-106.666666666667</text:p>
          </table:table-cell>
          <table:table-cell table:formula="of:=([.B37]-[.$I$2])*[.$G$2]/[.$H$2]" office:value-type="float" office:value="206.666666666667" calcext:value-type="float">
            <text:p>20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*[.E38]/100" office:value-type="float" office:value="-113.333333333333" calcext:value-type="float">
            <text:p>-113.333333333333</text:p>
          </table:table-cell>
          <table:table-cell/>
          <table:table-cell table:formula="of:=100-[.F38]" office:value-type="float" office:value="-113.333333333333" calcext:value-type="float">
            <text:p>-113.333333333333</text:p>
          </table:table-cell>
          <table:table-cell table:formula="of:=([.B38]-[.$I$2])*[.$G$2]/[.$H$2]" office:value-type="float" office:value="213.333333333333" calcext:value-type="float">
            <text:p>21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*[.E39]/100" office:value-type="float" office:value="-120" calcext:value-type="float">
            <text:p>-120</text:p>
          </table:table-cell>
          <table:table-cell/>
          <table:table-cell table:formula="of:=100-[.F39]" office:value-type="float" office:value="-120" calcext:value-type="float">
            <text:p>-120</text:p>
          </table:table-cell>
          <table:table-cell table:formula="of:=([.B39]-[.$I$2])*[.$G$2]/[.$H$2]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*[.E40]/100" office:value-type="float" office:value="-126.666666666667" calcext:value-type="float">
            <text:p>-126.666666666667</text:p>
          </table:table-cell>
          <table:table-cell/>
          <table:table-cell table:formula="of:=100-[.F40]" office:value-type="float" office:value="-126.666666666667" calcext:value-type="float">
            <text:p>-126.666666666667</text:p>
          </table:table-cell>
          <table:table-cell table:formula="of:=([.B40]-[.$I$2])*[.$G$2]/[.$H$2]" office:value-type="float" office:value="226.666666666667" calcext:value-type="float">
            <text:p>22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*[.E41]/100" office:value-type="float" office:value="-133.333333333333" calcext:value-type="float">
            <text:p>-133.333333333333</text:p>
          </table:table-cell>
          <table:table-cell/>
          <table:table-cell table:formula="of:=100-[.F41]" office:value-type="float" office:value="-133.333333333333" calcext:value-type="float">
            <text:p>-133.333333333333</text:p>
          </table:table-cell>
          <table:table-cell table:formula="of:=([.B41]-[.$I$2])*[.$G$2]/[.$H$2]" office:value-type="float" office:value="233.333333333333" calcext:value-type="float">
            <text:p>233.333333333333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20:53:37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3T09:54:20.576000000</meta:creation-date>
    <dc:date>2024-02-03T22:46:47.061000000</dc:date>
    <meta:editing-duration>PT9H24M</meta:editing-duration>
    <meta:editing-cycles>3</meta:editing-cycles>
    <meta:generator>LibreOffice/7.1.5.2$Windows_X86_64 LibreOffice_project/85f04e9f809797b8199d13c421bd8a2b025d52b5</meta:generator>
    <meta:document-statistic meta:table-count="1" meta:cell-count="175" meta:object-count="0"/>
  </office:meta>
</office:document-meta>
</file>